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b4ec43" officeooo:paragraph-rsid="00b4ec43"/>
    </style:style>
    <style:style style:name="P35" style:family="paragraph" style:parent-style-name="Text_20_body">
      <style:text-properties style:text-position="0% 100%" officeooo:rsid="0039ee3f" officeooo:paragraph-rsid="00e671c4"/>
    </style:style>
    <style:style style:name="P36"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7" style:family="paragraph" style:parent-style-name="Text_20_body">
      <style:text-properties fo:font-style="italic" officeooo:rsid="002c7950" officeooo:paragraph-rsid="002c7950" style:font-style-asian="italic" style:font-style-complex="italic"/>
    </style:style>
    <style:style style:name="P38" style:family="paragraph" style:parent-style-name="Text_20_body">
      <style:text-properties fo:font-style="italic" officeooo:rsid="002fd133" officeooo:paragraph-rsid="002fd133" style:font-style-asian="italic" style:font-style-complex="italic"/>
    </style:style>
    <style:style style:name="P39" style:family="paragraph" style:parent-style-name="Text_20_body">
      <style:text-properties fo:font-style="italic" officeooo:rsid="0039ee3f" officeooo:paragraph-rsid="0039ee3f" style:font-style-asian="italic" style:font-style-complex="italic"/>
    </style:style>
    <style:style style:name="P40" style:family="paragraph" style:parent-style-name="Text_20_body">
      <style:text-properties fo:font-style="italic" officeooo:rsid="002f3618" officeooo:paragraph-rsid="002f3618" style:font-style-asian="italic" style:font-style-complex="italic"/>
    </style:style>
    <style:style style:name="P41" style:family="paragraph" style:parent-style-name="Text_20_body">
      <style:text-properties fo:font-style="italic" officeooo:rsid="0018e9d9" officeooo:paragraph-rsid="0018e9d9" style:font-style-asian="italic" style:font-style-complex="italic"/>
    </style:style>
    <style:style style:name="P42" style:family="paragraph" style:parent-style-name="Text_20_body">
      <style:text-properties fo:font-style="italic" officeooo:rsid="00c2cb29" officeooo:paragraph-rsid="00c2cb29" style:font-style-asian="italic" style:font-style-complex="italic"/>
    </style:style>
    <style:style style:name="P43" style:family="paragraph" style:parent-style-name="Text_20_body">
      <style:text-properties fo:font-style="italic" style:text-underline-style="none" officeooo:rsid="0044d2dd" officeooo:paragraph-rsid="0044d2dd" style:font-style-asian="italic" style:font-style-complex="italic"/>
    </style:style>
    <style:style style:name="P44" style:family="paragraph" style:parent-style-name="Text_20_body">
      <style:text-properties fo:font-style="italic" style:text-underline-style="none" officeooo:rsid="0048eec9" officeooo:paragraph-rsid="0048eec9" style:font-style-asian="italic" style:font-style-complex="italic"/>
    </style:style>
    <style:style style:name="P45" style:family="paragraph" style:parent-style-name="Text_20_body">
      <style:text-properties fo:font-style="italic" style:text-underline-style="none" officeooo:rsid="0045761c" officeooo:paragraph-rsid="0045761c" style:font-style-asian="italic" style:font-style-complex="italic"/>
    </style:style>
    <style:style style:name="P46" style:family="paragraph" style:parent-style-name="Text_20_body">
      <style:text-properties fo:font-style="italic" style:text-underline-style="none" officeooo:rsid="001b3380" officeooo:paragraph-rsid="001b3380" style:font-style-asian="italic" style:font-style-complex="italic"/>
    </style:style>
    <style:style style:name="P47" style:family="paragraph" style:parent-style-name="Text_20_body">
      <style:text-properties fo:font-style="italic" style:text-underline-style="none" officeooo:rsid="005147ee" officeooo:paragraph-rsid="005147ee" style:font-style-asian="italic" style:font-style-complex="italic"/>
    </style:style>
    <style:style style:name="P48" style:family="paragraph" style:parent-style-name="Text_20_body">
      <style:text-properties style:font-name="Liberation Serif" officeooo:rsid="00614702" officeooo:paragraph-rsid="00614702"/>
    </style:style>
    <style:style style:name="P49"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0" style:family="paragraph" style:parent-style-name="Text_20_body">
      <style:paragraph-properties fo:text-align="justify" style:justify-single-word="false"/>
      <style:text-properties officeooo:rsid="00203da5" officeooo:paragraph-rsid="0003b96a"/>
    </style:style>
    <style:style style:name="P51" style:family="paragraph" style:parent-style-name="Text_20_body">
      <style:text-properties officeooo:rsid="02f93a79" officeooo:paragraph-rsid="0003b96a"/>
    </style:style>
    <style:style style:name="P52" style:family="paragraph" style:parent-style-name="Text_20_body">
      <style:text-properties officeooo:rsid="02fe4fdd" officeooo:paragraph-rsid="0003b96a"/>
    </style:style>
    <style:style style:name="P53" style:family="paragraph" style:parent-style-name="Text_20_body">
      <style:paragraph-properties fo:text-align="justify" style:justify-single-word="false"/>
      <style:text-properties officeooo:paragraph-rsid="0003b96a"/>
    </style:style>
    <style:style style:name="P54" style:family="paragraph" style:parent-style-name="Text_20_body">
      <style:paragraph-properties fo:text-align="justify" style:justify-single-word="false"/>
      <style:text-properties officeooo:rsid="0424d3c3" officeooo:paragraph-rsid="0003b96a"/>
    </style:style>
    <style:style style:name="P55" style:family="paragraph" style:parent-style-name="Text_20_body">
      <style:text-properties style:text-underline-style="solid" style:text-underline-width="auto" style:text-underline-color="font-color" officeooo:rsid="030c28fd" officeooo:paragraph-rsid="0003b96a"/>
    </style:style>
    <style:style style:name="P56" style:family="paragraph" style:parent-style-name="Text_20_body">
      <style:text-properties style:text-underline-style="solid" style:text-underline-width="auto" style:text-underline-color="font-color" officeooo:rsid="030c28fd" officeooo:paragraph-rsid="001e4849"/>
    </style:style>
    <style:style style:name="P57" style:family="paragraph" style:parent-style-name="Text_20_body">
      <style:text-properties style:text-underline-style="solid" style:text-underline-width="auto" style:text-underline-color="font-color" officeooo:rsid="0311d632" officeooo:paragraph-rsid="0003b96a"/>
    </style:style>
    <style:style style:name="P58" style:family="paragraph" style:parent-style-name="Text_20_body">
      <style:text-properties style:text-underline-style="solid" style:text-underline-width="auto" style:text-underline-color="font-color" officeooo:rsid="030ed4c5" officeooo:paragraph-rsid="0003b96a"/>
    </style:style>
    <style:style style:name="P59" style:family="paragraph" style:parent-style-name="Text_20_body">
      <style:text-properties style:text-underline-style="solid" style:text-underline-width="auto" style:text-underline-color="font-color" officeooo:rsid="03106306" officeooo:paragraph-rsid="0003b96a"/>
    </style:style>
    <style:style style:name="P60" style:family="paragraph" style:parent-style-name="Text_20_body">
      <style:text-properties style:text-underline-style="none" officeooo:rsid="001b3380" officeooo:paragraph-rsid="001b3380"/>
    </style:style>
    <style:style style:name="P61" style:family="paragraph" style:parent-style-name="Text_20_body">
      <style:text-properties style:text-underline-style="none" officeooo:rsid="001b3380" officeooo:paragraph-rsid="001cb158"/>
    </style:style>
    <style:style style:name="P62" style:family="paragraph" style:parent-style-name="Text_20_body">
      <style:text-properties style:text-underline-style="none" officeooo:rsid="001b3380" officeooo:paragraph-rsid="001d4d9e"/>
    </style:style>
    <style:style style:name="P63" style:family="paragraph" style:parent-style-name="Text_20_body">
      <style:text-properties style:text-underline-style="none" officeooo:rsid="0044d2dd" officeooo:paragraph-rsid="0044d2dd"/>
    </style:style>
    <style:style style:name="P64" style:family="paragraph" style:parent-style-name="Text_20_body">
      <style:text-properties style:text-underline-style="none" officeooo:rsid="0045761c" officeooo:paragraph-rsid="0045761c"/>
    </style:style>
    <style:style style:name="P65" style:family="paragraph" style:parent-style-name="Text_20_body">
      <style:text-properties style:text-underline-style="none" officeooo:rsid="0048eec9" officeooo:paragraph-rsid="0048eec9"/>
    </style:style>
    <style:style style:name="P66" style:family="paragraph" style:parent-style-name="Text_20_body">
      <style:text-properties style:text-underline-style="none" officeooo:rsid="005147ee" officeooo:paragraph-rsid="005147ee"/>
    </style:style>
    <style:style style:name="P67" style:family="paragraph" style:parent-style-name="Text_20_body">
      <style:text-properties officeooo:paragraph-rsid="0003b96a"/>
    </style:style>
    <style:style style:name="P68" style:family="paragraph" style:parent-style-name="Text_20_body">
      <style:text-properties officeooo:rsid="0018e9d9" officeooo:paragraph-rsid="0018e9d9"/>
    </style:style>
    <style:style style:name="P69" style:family="paragraph" style:parent-style-name="Text_20_body">
      <style:text-properties officeooo:rsid="0018e9d9" officeooo:paragraph-rsid="00c33a48"/>
    </style:style>
    <style:style style:name="P70" style:family="paragraph" style:parent-style-name="Text_20_body">
      <style:text-properties officeooo:rsid="0018e9d9" officeooo:paragraph-rsid="00e8b284"/>
    </style:style>
    <style:style style:name="P71" style:family="paragraph" style:parent-style-name="Text_20_body">
      <style:text-properties style:font-name="Liberation Mono" style:text-underline-style="none" officeooo:rsid="0045761c" officeooo:paragraph-rsid="0045761c"/>
    </style:style>
    <style:style style:name="P72" style:family="paragraph" style:parent-style-name="Text_20_body">
      <style:text-properties style:font-name="Liberation Mono" style:text-underline-style="none" officeooo:rsid="0048eec9" officeooo:paragraph-rsid="0048eec9"/>
    </style:style>
    <style:style style:name="P73" style:family="paragraph" style:parent-style-name="Text_20_body">
      <style:text-properties style:font-name="Liberation Mono" style:text-underline-style="none" officeooo:rsid="001b3380" officeooo:paragraph-rsid="001b3380"/>
    </style:style>
    <style:style style:name="P74" style:family="paragraph" style:parent-style-name="Text_20_body">
      <style:text-properties style:font-name="Liberation Mono" style:text-underline-style="none" officeooo:rsid="005147ee" officeooo:paragraph-rsid="005147ee"/>
    </style:style>
    <style:style style:name="P75" style:family="paragraph" style:parent-style-name="Text_20_body">
      <style:text-properties style:font-name="Liberation Mono" officeooo:rsid="002f3618" officeooo:paragraph-rsid="002f3618"/>
    </style:style>
    <style:style style:name="P76" style:family="paragraph" style:parent-style-name="Text_20_body">
      <style:text-properties style:font-name="Liberation Mono" officeooo:rsid="002fd133" officeooo:paragraph-rsid="002fd133"/>
    </style:style>
    <style:style style:name="P77" style:family="paragraph" style:parent-style-name="Text_20_body">
      <style:text-properties style:font-name="Liberation Mono" officeooo:rsid="002c7950" officeooo:paragraph-rsid="002c7950"/>
    </style:style>
    <style:style style:name="P78" style:family="paragraph" style:parent-style-name="Text_20_body">
      <style:text-properties style:font-name="Liberation Mono" officeooo:rsid="0039ee3f" officeooo:paragraph-rsid="0039ee3f"/>
    </style:style>
    <style:style style:name="P79" style:family="paragraph" style:parent-style-name="Text_20_body">
      <style:text-properties style:font-name="Liberation Mono" officeooo:rsid="00c2cb29" officeooo:paragraph-rsid="00c2cb29"/>
    </style:style>
    <style:style style:name="P80" style:family="paragraph" style:parent-style-name="Text_20_body">
      <style:text-properties style:font-name="Liberation Mono" officeooo:rsid="0018e9d9" officeooo:paragraph-rsid="00e8b284"/>
    </style:style>
    <style:style style:name="P81" style:family="paragraph" style:parent-style-name="Text_20_body">
      <style:text-properties officeooo:rsid="002c7950" officeooo:paragraph-rsid="002c7950"/>
    </style:style>
    <style:style style:name="P82" style:family="paragraph" style:parent-style-name="Text_20_body">
      <style:text-properties officeooo:rsid="002f3618" officeooo:paragraph-rsid="002f3618"/>
    </style:style>
    <style:style style:name="P83" style:family="paragraph" style:parent-style-name="Text_20_body">
      <style:text-properties officeooo:rsid="002fd133" officeooo:paragraph-rsid="002fd133"/>
    </style:style>
    <style:style style:name="P84" style:family="paragraph" style:parent-style-name="Text_20_body">
      <style:text-properties officeooo:rsid="0039ee3f" officeooo:paragraph-rsid="0039ee3f"/>
    </style:style>
    <style:style style:name="P85" style:family="paragraph" style:parent-style-name="Text_20_body">
      <style:text-properties officeooo:paragraph-rsid="0076831c"/>
    </style:style>
    <style:style style:name="P86" style:family="paragraph" style:parent-style-name="Text_20_body">
      <style:paragraph-properties fo:text-align="justify" style:justify-single-word="false"/>
      <style:text-properties officeooo:rsid="001ea0bd" officeooo:paragraph-rsid="00a7523b"/>
    </style:style>
    <style:style style:name="P87" style:family="paragraph" style:parent-style-name="Text_20_body">
      <style:text-properties officeooo:paragraph-rsid="00b4ec43"/>
    </style:style>
    <style:style style:name="P88" style:family="paragraph" style:parent-style-name="Text_20_body">
      <style:text-properties officeooo:rsid="00b4ec43" officeooo:paragraph-rsid="00b4ec43"/>
    </style:style>
    <style:style style:name="P89" style:family="paragraph" style:parent-style-name="Text_20_body">
      <style:text-properties officeooo:rsid="005b90fc" officeooo:paragraph-rsid="00897498"/>
    </style:style>
    <style:style style:name="P90" style:family="paragraph" style:parent-style-name="Text_20_body">
      <style:text-properties officeooo:rsid="00c2cb29" officeooo:paragraph-rsid="00c2cb29"/>
    </style:style>
    <style:style style:name="P91" style:family="paragraph" style:parent-style-name="Text_20_body">
      <style:text-properties officeooo:paragraph-rsid="006172a8"/>
    </style:style>
    <style:style style:name="P92" style:family="paragraph" style:parent-style-name="Text_20_body">
      <style:text-properties fo:font-weight="normal" officeooo:rsid="03f4f34a" officeooo:paragraph-rsid="0003b96a" style:font-weight-asian="normal" style:font-weight-complex="normal"/>
    </style:style>
    <style:style style:name="P93" style:family="paragraph" style:parent-style-name="Text_20_body">
      <style:text-properties officeooo:paragraph-rsid="00e0b82f"/>
    </style:style>
    <style:style style:name="P94" style:family="paragraph" style:parent-style-name="Text_20_body">
      <style:text-properties officeooo:rsid="00e0b82f" officeooo:paragraph-rsid="00e0b82f"/>
    </style:style>
    <style:style style:name="P95" style:family="paragraph" style:parent-style-name="Text_20_body">
      <style:text-properties officeooo:rsid="03922f9e" officeooo:paragraph-rsid="00e0b82f"/>
    </style:style>
    <style:style style:name="P96" style:family="paragraph" style:parent-style-name="Text_20_body">
      <style:text-properties officeooo:rsid="00e4c58b" officeooo:paragraph-rsid="00e671c4"/>
    </style:style>
    <style:style style:name="P97" style:family="paragraph" style:parent-style-name="Text_20_body">
      <style:text-properties officeooo:rsid="00e8b284" officeooo:paragraph-rsid="00e8b284"/>
    </style:style>
    <style:style style:name="P98" style:family="paragraph" style:parent-style-name="Text_20_body">
      <style:text-properties officeooo:rsid="00ef17ed" officeooo:paragraph-rsid="00ef17ed"/>
    </style:style>
    <style:style style:name="P99" style:family="paragraph" style:parent-style-name="Title">
      <style:paragraph-properties fo:break-before="page"/>
      <style:text-properties officeooo:rsid="038beb8b" officeooo:paragraph-rsid="0003b96a"/>
    </style:style>
    <style:style style:name="P100"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1" style:family="paragraph" style:parent-style-name="Contents_20_2">
      <style:paragraph-properties>
        <style:tab-stops>
          <style:tab-stop style:position="6.6929in" style:type="right" style:leader-style="dotted" style:leader-text="."/>
        </style:tab-stops>
      </style:paragraph-properties>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Text_20_body" style:list-style-name="L1">
      <style:text-properties officeooo:rsid="02f93a79" officeooo:paragraph-rsid="0003b96a"/>
    </style:style>
    <style:style style:name="P104" style:family="paragraph" style:parent-style-name="Text_20_body" style:list-style-name="L2">
      <style:text-properties style:text-position="0% 100%" style:text-underline-style="none" officeooo:rsid="003b43e0" officeooo:paragraph-rsid="003b43e0"/>
    </style:style>
    <style:style style:name="P105" style:family="paragraph" style:parent-style-name="Heading_20_1" style:list-style-name=""/>
    <style:style style:name="P106" style:family="paragraph" style:parent-style-name="Heading_20_1">
      <style:text-properties officeooo:rsid="00e0b82f"/>
    </style:style>
    <style:style style:name="P107" style:family="paragraph" style:parent-style-name="Heading_20_1">
      <style:text-properties officeooo:rsid="00c7f974" officeooo:paragraph-rsid="00c7f974"/>
    </style:style>
    <style:style style:name="P108"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officeooo:rsid="03f4f34a" style:font-weight-asian="bold" style:font-weight-complex="bold"/>
    </style:style>
    <style:style style:name="T5" style:family="text">
      <style:text-properties fo:font-weight="bold" officeooo:rsid="03922f9e" style:font-weight-asian="bold" style:font-weight-complex="bold"/>
    </style:style>
    <style:style style:name="T6" style:family="text">
      <style:text-properties style:text-position="sub 58%"/>
    </style:style>
    <style:style style:name="T7" style:family="text">
      <style:text-properties style:text-position="sub 58%" fo:font-style="normal" officeooo:rsid="005d718f" style:font-style-asian="normal" style:font-style-complex="normal"/>
    </style:style>
    <style:style style:name="T8" style:family="text">
      <style:text-properties style:text-position="sub 58%" fo:font-style="normal" officeooo:rsid="0087cc6b" style:font-style-asian="normal" style:font-style-complex="normal"/>
    </style:style>
    <style:style style:name="T9" style:family="text">
      <style:text-properties style:text-position="sub 58%" officeooo:rsid="039816ad"/>
    </style:style>
    <style:style style:name="T10" style:family="text">
      <style:text-properties style:text-position="sub 58%" officeooo:rsid="003a20aa"/>
    </style:style>
    <style:style style:name="T11" style:family="text">
      <style:text-properties style:text-position="sub 58%" style:font-name="Liberation Serif" fo:font-style="normal" officeooo:rsid="0062a109" style:font-style-asian="normal" style:font-style-complex="normal"/>
    </style:style>
    <style:style style:name="T12" style:family="text">
      <style:text-properties style:text-position="sub 58%" style:font-name="Liberation Serif" fo:font-style="normal" officeooo:rsid="00893b05" style:font-style-asian="normal" style:font-style-complex="normal"/>
    </style:style>
    <style:style style:name="T13" style:family="text">
      <style:text-properties style:text-position="sub 58%" officeooo:rsid="00863fca"/>
    </style:style>
    <style:style style:name="T14" style:family="text">
      <style:text-properties style:text-position="sub 58%" officeooo:rsid="00595485"/>
    </style:style>
    <style:style style:name="T15" style:family="text">
      <style:text-properties style:text-position="sub 58%" officeooo:rsid="00e781ae"/>
    </style:style>
    <style:style style:name="T16" style:family="text">
      <style:text-properties style:text-position="0% 100%"/>
    </style:style>
    <style:style style:name="T17" style:family="text">
      <style:text-properties style:text-position="0% 100%" fo:font-style="italic" officeooo:rsid="005b2043" style:font-style-asian="italic" style:font-style-complex="italic"/>
    </style:style>
    <style:style style:name="T18" style:family="text">
      <style:text-properties style:text-position="0% 100%" fo:font-style="italic" officeooo:rsid="005b90fc" style:font-style-asian="italic" style:font-style-complex="italic"/>
    </style:style>
    <style:style style:name="T19" style:family="text">
      <style:text-properties style:text-position="0% 100%" fo:font-style="italic" officeooo:rsid="005b2043" style:font-style-asian="normal" style:font-style-complex="normal"/>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5b2043" style:font-style-asian="normal" style:font-style-complex="normal"/>
    </style:style>
    <style:style style:name="T22" style:family="text">
      <style:text-properties style:text-position="0% 100%" fo:font-style="normal" officeooo:rsid="005b90fc" style:font-style-asian="normal" style:font-style-complex="normal"/>
    </style:style>
    <style:style style:name="T23" style:family="text">
      <style:text-properties style:text-position="0% 100%" fo:font-style="normal" officeooo:rsid="005d718f" style:font-style-asian="normal" style:font-style-complex="normal"/>
    </style:style>
    <style:style style:name="T24" style:family="text">
      <style:text-properties style:text-position="0% 100%" fo:font-style="normal" officeooo:rsid="006172a8" style:font-style-asian="normal" style:font-style-complex="normal"/>
    </style:style>
    <style:style style:name="T25" style:family="text">
      <style:text-properties style:text-position="0% 100%" fo:font-style="normal" officeooo:rsid="0087cc6b" style:font-style-asian="normal" style:font-style-complex="normal"/>
    </style:style>
    <style:style style:name="T26" style:family="text">
      <style:text-properties style:text-position="0% 100%" fo:font-style="normal" officeooo:rsid="00897498" style:font-style-asian="normal" style:font-style-complex="normal"/>
    </style:style>
    <style:style style:name="T27" style:family="text">
      <style:text-properties style:text-position="0% 100%" fo:font-style="normal" officeooo:rsid="00b4ec43" style:font-style-asian="normal" style:font-style-complex="normal"/>
    </style:style>
    <style:style style:name="T28" style:family="text">
      <style:text-properties style:text-position="0% 100%" officeooo:rsid="039816ad"/>
    </style:style>
    <style:style style:name="T29" style:family="text">
      <style:text-properties style:text-position="0% 100%" officeooo:rsid="0026649a"/>
    </style:style>
    <style:style style:name="T30" style:family="text">
      <style:text-properties style:text-position="0% 100%" officeooo:rsid="030d12a2"/>
    </style:style>
    <style:style style:name="T31" style:family="text">
      <style:text-properties style:text-position="0% 100%" officeooo:rsid="005b2043"/>
    </style:style>
    <style:style style:name="T32" style:family="text">
      <style:text-properties style:text-position="0% 100%" style:font-name="Liberation Serif" fo:font-style="normal" officeooo:rsid="0062a109" style:font-style-asian="normal" style:font-style-complex="normal"/>
    </style:style>
    <style:style style:name="T33" style:family="text">
      <style:text-properties style:text-position="0% 100%" style:font-name="Liberation Serif" fo:font-style="normal" officeooo:rsid="0064434f" style:font-style-asian="normal" style:font-style-complex="normal"/>
    </style:style>
    <style:style style:name="T34" style:family="text">
      <style:text-properties style:text-position="0% 100%" style:font-name="Liberation Serif" fo:font-style="normal" officeooo:rsid="0063ca24" style:font-style-asian="normal" style:font-style-complex="normal"/>
    </style:style>
    <style:style style:name="T35" style:family="text">
      <style:text-properties style:text-position="0% 100%" style:font-name="Liberation Serif" fo:font-style="normal" officeooo:rsid="00897498" style:font-style-asian="normal" style:font-style-complex="normal"/>
    </style:style>
    <style:style style:name="T36" style:family="text">
      <style:text-properties style:text-position="0% 100%" style:font-name="Liberation Serif" fo:font-style="normal" officeooo:rsid="006172a8" style:font-style-asian="normal" style:font-style-complex="normal"/>
    </style:style>
    <style:style style:name="T37" style:family="text">
      <style:text-properties style:text-position="0% 100%" style:font-name="Liberation Serif" fo:font-style="normal" officeooo:rsid="00893b05" style:font-style-asian="normal" style:font-style-complex="normal"/>
    </style:style>
    <style:style style:name="T38" style:family="text">
      <style:text-properties style:text-position="0% 100%" officeooo:rsid="00863fca"/>
    </style:style>
    <style:style style:name="T39" style:family="text">
      <style:text-properties style:text-position="0% 100%" officeooo:rsid="00595485"/>
    </style:style>
    <style:style style:name="T40" style:family="text">
      <style:text-properties style:text-position="0% 100%" officeooo:rsid="0062a109"/>
    </style:style>
    <style:style style:name="T41" style:family="text">
      <style:text-properties style:text-position="0% 100%" officeooo:rsid="00b5dce6"/>
    </style:style>
    <style:style style:name="T42" style:family="text">
      <style:text-properties style:text-position="0% 100%" officeooo:rsid="00cba27a"/>
    </style:style>
    <style:style style:name="T43" style:family="text">
      <style:text-properties style:text-position="0% 100%" officeooo:rsid="00d50267"/>
    </style:style>
    <style:style style:name="T44" style:family="text">
      <style:text-properties style:text-position="0% 100%" officeooo:rsid="00d59454"/>
    </style:style>
    <style:style style:name="T45" style:family="text">
      <style:text-properties style:text-position="0% 100%" officeooo:rsid="00d5f77f"/>
    </style:style>
    <style:style style:name="T46" style:family="text">
      <style:text-properties style:text-position="0% 100%" officeooo:rsid="00d622e8"/>
    </style:style>
    <style:style style:name="T47" style:family="text">
      <style:text-properties style:text-position="0% 100%" officeooo:rsid="00e0b82f"/>
    </style:style>
    <style:style style:name="T48" style:family="text">
      <style:text-properties fo:font-style="italic" style:font-style-asian="italic" style:font-style-complex="italic"/>
    </style:style>
    <style:style style:name="T49" style:family="text">
      <style:text-properties fo:font-style="italic" officeooo:rsid="0057c2f4" style:font-style-asian="italic" style:font-style-complex="italic"/>
    </style:style>
    <style:style style:name="T50" style:family="text">
      <style:text-properties fo:font-style="italic" officeooo:rsid="00d75341" style:font-style-asian="italic" style:font-style-complex="italic"/>
    </style:style>
    <style:style style:name="T51" style:family="text">
      <style:text-properties fo:font-style="italic" officeooo:rsid="03922f9e" style:font-style-asian="italic" style:font-style-complex="italic"/>
    </style:style>
    <style:style style:name="T52" style:family="text">
      <style:text-properties fo:font-style="italic" style:text-underline-style="none" officeooo:rsid="0042ed47"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311d632" style:font-style-asian="normal" style:font-style-complex="normal"/>
    </style:style>
    <style:style style:name="T55" style:family="text">
      <style:text-properties fo:font-style="normal" officeooo:rsid="005d718f" style:font-style-asian="normal" style:font-style-complex="normal"/>
    </style:style>
    <style:style style:name="T56" style:family="text">
      <style:text-properties fo:font-style="normal" officeooo:rsid="0083e318" style:font-style-asian="normal" style:font-style-complex="normal"/>
    </style:style>
    <style:style style:name="T57" style:family="text">
      <style:text-properties fo:font-style="normal" officeooo:rsid="0087cc6b" style:font-style-asian="normal" style:font-style-complex="normal"/>
    </style:style>
    <style:style style:name="T58" style:family="text">
      <style:text-properties fo:font-style="normal" style:text-underline-style="none" officeooo:rsid="0042ed47" style:font-style-asian="normal" style:font-style-complex="normal"/>
    </style:style>
    <style:style style:name="T59" style:family="text">
      <style:text-properties style:text-position="super 58%" officeooo:rsid="040f8e66"/>
    </style:style>
    <style:style style:name="T60" style:family="text">
      <style:text-properties officeooo:rsid="03922f9e"/>
    </style:style>
    <style:style style:name="T61" style:family="text">
      <style:text-properties officeooo:rsid="042abe72"/>
    </style:style>
    <style:style style:name="T62" style:family="text">
      <style:text-properties officeooo:rsid="0057c2f4"/>
    </style:style>
    <style:style style:name="T63" style:family="text">
      <style:text-properties officeooo:rsid="001ea24d"/>
    </style:style>
    <style:style style:name="T64" style:family="text">
      <style:text-properties officeooo:rsid="00203da5"/>
    </style:style>
    <style:style style:name="T65" style:family="text">
      <style:text-properties style:font-name="Liberation Serif"/>
    </style:style>
    <style:style style:name="T66" style:family="text">
      <style:text-properties style:font-name="Liberation Serif" officeooo:rsid="00203da5"/>
    </style:style>
    <style:style style:name="T67" style:family="text">
      <style:text-properties style:font-name="Liberation Serif" officeooo:rsid="0020e20b"/>
    </style:style>
    <style:style style:name="T68" style:family="text">
      <style:text-properties style:font-name="Liberation Serif" officeooo:rsid="0042161d"/>
    </style:style>
    <style:style style:name="T69" style:family="text">
      <style:text-properties style:font-name="Liberation Serif" officeooo:rsid="0044005a"/>
    </style:style>
    <style:style style:name="T70" style:family="text">
      <style:text-properties style:font-name="Liberation Serif" officeooo:rsid="0045d662"/>
    </style:style>
    <style:style style:name="T71" style:family="text">
      <style:text-properties style:font-name="Liberation Serif" officeooo:rsid="0046d8ef"/>
    </style:style>
    <style:style style:name="T72" style:family="text">
      <style:text-properties style:font-name="Liberation Serif" fo:font-style="italic" officeooo:rsid="0044005a" style:font-style-asian="italic" style:font-style-complex="italic"/>
    </style:style>
    <style:style style:name="T73" style:family="text">
      <style:text-properties style:font-name="Liberation Serif" fo:font-style="italic" officeooo:rsid="00f0a172" style:font-style-asian="italic" style:font-style-complex="italic"/>
    </style:style>
    <style:style style:name="T74" style:family="text">
      <style:text-properties style:font-name="Liberation Serif" fo:font-style="italic" officeooo:rsid="00f292f2" style:font-style-asian="italic" style:font-style-complex="italic"/>
    </style:style>
    <style:style style:name="T75" style:family="text">
      <style:text-properties style:font-name="Liberation Serif" officeooo:rsid="0076831c"/>
    </style:style>
    <style:style style:name="T76" style:family="text">
      <style:text-properties style:font-name="Liberation Serif" officeooo:rsid="0062a109"/>
    </style:style>
    <style:style style:name="T77" style:family="text">
      <style:text-properties style:font-name="Liberation Serif" officeooo:rsid="0063ca24"/>
    </style:style>
    <style:style style:name="T78" style:family="text">
      <style:text-properties style:font-name="Liberation Serif" officeooo:rsid="00897498"/>
    </style:style>
    <style:style style:name="T79" style:family="text">
      <style:text-properties style:font-name="Liberation Serif" officeooo:rsid="00a7523b"/>
    </style:style>
    <style:style style:name="T80" style:family="text">
      <style:text-properties style:font-name="Liberation Serif" officeooo:rsid="00bb2928"/>
    </style:style>
    <style:style style:name="T81" style:family="text">
      <style:text-properties style:font-name="Liberation Serif" officeooo:rsid="00d1e421"/>
    </style:style>
    <style:style style:name="T82" style:family="text">
      <style:text-properties style:font-name="Liberation Serif" fo:font-size="12pt" fo:font-weight="normal" officeooo:rsid="03922f9e" style:font-size-asian="12pt" style:font-weight-asian="normal" style:font-name-complex="Arial1" style:font-size-complex="12pt" style:font-weight-complex="normal"/>
    </style:style>
    <style:style style:name="T83"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4" style:family="text">
      <style:text-properties style:font-name="Liberation Serif" officeooo:rsid="00f0a172"/>
    </style:style>
    <style:style style:name="T85" style:family="text">
      <style:text-properties style:font-name="Liberation Serif" officeooo:rsid="00f292f2"/>
    </style:style>
    <style:style style:name="T86" style:family="text">
      <style:text-properties style:font-name="Liberation Serif" officeooo:rsid="00f398a5"/>
    </style:style>
    <style:style style:name="T87" style:family="text">
      <style:text-properties style:font-name="Liberation Serif" officeooo:rsid="00f8bea3"/>
    </style:style>
    <style:style style:name="T88" style:family="text">
      <style:text-properties style:font-name="Liberation Serif" officeooo:rsid="00fdee49"/>
    </style:style>
    <style:style style:name="T89" style:family="text">
      <style:text-properties style:font-name="Liberation Sans" officeooo:rsid="039933d3"/>
    </style:style>
    <style:style style:name="T90" style:family="text">
      <style:text-properties style:font-name="Liberation Sans" officeooo:rsid="02735bf7"/>
    </style:style>
    <style:style style:name="T91" style:family="text">
      <style:text-properties style:font-name="Liberation Sans" officeooo:rsid="00a7523b"/>
    </style:style>
    <style:style style:name="T92" style:family="text">
      <style:text-properties style:font-name="Liberation Sans" officeooo:rsid="00cba27a"/>
    </style:style>
    <style:style style:name="T93" style:family="text">
      <style:text-properties officeooo:rsid="039abb16"/>
    </style:style>
    <style:style style:name="T94" style:family="text">
      <style:text-properties officeooo:rsid="039dbe3b"/>
    </style:style>
    <style:style style:name="T95" style:family="text">
      <style:text-properties officeooo:rsid="02fc2221"/>
    </style:style>
    <style:style style:name="T96" style:family="text">
      <style:text-properties officeooo:rsid="039f93db"/>
    </style:style>
    <style:style style:name="T97" style:family="text">
      <style:text-properties officeooo:rsid="02fd721a"/>
    </style:style>
    <style:style style:name="T98" style:family="text">
      <style:text-properties officeooo:rsid="02faaafe"/>
    </style:style>
    <style:style style:name="T99" style:family="text">
      <style:text-properties officeooo:rsid="040f083a"/>
    </style:style>
    <style:style style:name="T100" style:family="text">
      <style:text-properties officeooo:rsid="0026649a"/>
    </style:style>
    <style:style style:name="T101" style:family="text">
      <style:text-properties officeooo:rsid="040f8e66"/>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30c28fd"/>
    </style:style>
    <style:style style:name="T104" style:family="text">
      <style:text-properties officeooo:rsid="030ed4c5"/>
    </style:style>
    <style:style style:name="T105" style:family="text">
      <style:text-properties officeooo:rsid="0310d82e"/>
    </style:style>
    <style:style style:name="T106" style:family="text">
      <style:text-properties officeooo:rsid="001b3380"/>
    </style:style>
    <style:style style:name="T107" style:family="text">
      <style:text-properties officeooo:rsid="001e4849"/>
    </style:style>
    <style:style style:name="T108" style:family="text">
      <style:text-properties officeooo:rsid="002e0ec7"/>
    </style:style>
    <style:style style:name="T109" style:family="text">
      <style:text-properties officeooo:rsid="0034ae21"/>
    </style:style>
    <style:style style:name="T110" style:family="text">
      <style:text-properties officeooo:rsid="003a20aa"/>
    </style:style>
    <style:style style:name="T111" style:family="text">
      <style:text-properties officeooo:rsid="003f6c3b"/>
    </style:style>
    <style:style style:name="T112" style:family="text">
      <style:text-properties officeooo:rsid="004baa18"/>
    </style:style>
    <style:style style:name="T113" style:family="text">
      <style:text-properties officeooo:rsid="006c2688"/>
    </style:style>
    <style:style style:name="T114" style:family="text">
      <style:text-properties officeooo:rsid="006d3473"/>
    </style:style>
    <style:style style:name="T115" style:family="text">
      <style:text-properties officeooo:rsid="006e1a04"/>
    </style:style>
    <style:style style:name="T116" style:family="text">
      <style:text-properties officeooo:rsid="003df57c"/>
    </style:style>
    <style:style style:name="T117" style:family="text">
      <style:text-properties officeooo:rsid="007585d7"/>
    </style:style>
    <style:style style:name="T118" style:family="text">
      <style:text-properties style:text-underline-style="none" officeooo:rsid="0042ed47"/>
    </style:style>
    <style:style style:name="T119" style:family="text">
      <style:text-properties officeooo:rsid="0083e318"/>
    </style:style>
    <style:style style:name="T120" style:family="text">
      <style:text-properties officeooo:rsid="00863fca"/>
    </style:style>
    <style:style style:name="T121" style:family="text">
      <style:text-properties officeooo:rsid="0087cc6b"/>
    </style:style>
    <style:style style:name="T122" style:family="text">
      <style:text-properties officeooo:rsid="005d718f"/>
    </style:style>
    <style:style style:name="T123" style:family="text">
      <style:text-properties officeooo:rsid="008b11db"/>
    </style:style>
    <style:style style:name="T124" style:family="text">
      <style:text-properties officeooo:rsid="008b466c"/>
    </style:style>
    <style:style style:name="T125" style:family="text">
      <style:text-properties officeooo:rsid="00a3d1b9"/>
    </style:style>
    <style:style style:name="T126" style:family="text">
      <style:text-properties officeooo:rsid="00a7523b"/>
    </style:style>
    <style:style style:name="T127" style:family="text">
      <style:text-properties officeooo:rsid="00a944f6"/>
    </style:style>
    <style:style style:name="T128" style:family="text">
      <style:text-properties officeooo:rsid="00a9e84b"/>
    </style:style>
    <style:style style:name="T129" style:family="text">
      <style:text-properties officeooo:rsid="00abbbd7"/>
    </style:style>
    <style:style style:name="T130" style:family="text">
      <style:text-properties officeooo:rsid="00595485"/>
    </style:style>
    <style:style style:name="T131" style:family="text">
      <style:text-properties officeooo:rsid="00c2cb29"/>
    </style:style>
    <style:style style:name="T132" style:family="text">
      <style:text-properties officeooo:rsid="00196903"/>
    </style:style>
    <style:style style:name="T133" style:family="text">
      <style:text-properties officeooo:rsid="00cba27a"/>
    </style:style>
    <style:style style:name="T134" style:family="text">
      <style:text-properties officeooo:rsid="00ce7de7"/>
    </style:style>
    <style:style style:name="T135" style:family="text">
      <style:text-properties officeooo:rsid="00d2a27d"/>
    </style:style>
    <style:style style:name="T136" style:family="text">
      <style:text-properties officeooo:rsid="00d393e7"/>
    </style:style>
    <style:style style:name="T137" style:family="text">
      <style:text-properties officeooo:rsid="00d50267"/>
    </style:style>
    <style:style style:name="T138" style:family="text">
      <style:text-properties officeooo:rsid="00d8b3e1"/>
    </style:style>
    <style:style style:name="T139" style:family="text">
      <style:text-properties officeooo:rsid="00ddf728"/>
    </style:style>
    <style:style style:name="T140" style:family="text">
      <style:text-properties officeooo:rsid="00e781ae"/>
    </style:style>
    <style:style style:name="T141" style:family="text">
      <style:text-properties officeooo:rsid="00e8b284"/>
    </style:style>
    <style:style style:name="T142" style:family="text">
      <style:text-properties officeooo:rsid="00eef58f"/>
    </style:style>
    <style:style style:name="T143" style:family="text">
      <style:text-properties officeooo:rsid="00f58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30609424" text:id="ct30609424">
          <text:insertion>
            <office:change-info>
              <dc:creator>Unbekannter Autor</dc:creator>
              <dc:date>2019-09-12T10:00:43</dc:date>
            </office:change-info>
          </text:insertion>
        </text:changed-region>
        <text:changed-region xml:id="ct30305024" text:id="ct30305024">
          <text:insertion>
            <office:change-info>
              <dc:creator>Unknown Author</dc:creator>
              <dc:date>2019-11-06T14:26:00</dc:date>
            </office:change-info>
          </text:insertion>
        </text:changed-region>
        <text:changed-region xml:id="ct47395088" text:id="ct47395088">
          <text:insertion>
            <office:change-info>
              <dc:creator>Unknown Author</dc:creator>
              <dc:date>2019-11-07T14:42:00</dc:date>
            </office:change-info>
          </text:insertion>
        </text:changed-region>
        <text:changed-region xml:id="ct30218096" text:id="ct30218096">
          <text:insertion>
            <office:change-info>
              <dc:creator>Unknown Author</dc:creator>
              <dc:date>2019-11-07T14: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User Manual of<text:line-break/></text:span>AutoPACMEN<text:line-break/><text:span text:style-name="T2">(</text:span><text:span text:style-name="T4">A</text:span><text:span text:style-name="T2">utomatic </text:span><text:span text:style-name="T3">Integration of</text:span><text:span text:style-name="T2"> </text:span><text:span text:style-name="T4">P</text:span><text:span text:style-name="T2">rotein </text:span><text:span text:style-name="T4">A</text:span><text:span text:style-name="T2">llocation </text:span><text:span text:style-name="T4">C</text:span><text:span text:style-name="T2">onstraints in </text:span><text:span text:style-name="T4">Me</text:span><text:span text:style-name="T2">tabolic </text:span><text:span text:style-name="T4">N</text:span><text:span text:style-name="T2">etworks)</text:span></text:p>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720_1741749399" text:style-name="Index_20_Link" text:visited-style-name="Index_20_Link">1 Overview<text:tab/>2</text:a></text:p>
          <text:p text:style-name="P102"><text:a xlink:type="simple" xlink:href="#__RefHeading___Toc162_457998770" text:style-name="Index_20_Link" text:visited-style-name="Index_20_Link">2 Requirements<text:tab/>2</text:a></text:p>
          <text:p text:style-name="P102"><text:a xlink:type="simple" xlink:href="#__RefHeading___Toc1270_1427744581" text:style-name="Index_20_Link" text:visited-style-name="Index_20_Link">3 Download Procedure<text:tab/>3</text:a></text:p>
          <text:p text:style-name="P102"><text:a xlink:type="simple" xlink:href="#__RefHeading___Toc164_457998770" text:style-name="Index_20_Link" text:visited-style-name="Index_20_Link">4 Installation Procedure (without pip)<text:tab/>3</text:a></text:p>
          <text:p text:style-name="P101"><text:a xlink:type="simple" xlink:href="#__RefHeading___Toc2936_620443327" text:style-name="Index_20_Link" text:visited-style-name="Index_20_Link">4.1 AutoPACMEN Model Generator and Model Calibrator Python scripts<text:tab/>3</text:a></text:p>
          <text:p text:style-name="P101"><text:a xlink:type="simple" xlink:href="#__RefHeading___Toc3949_666651177" text:style-name="Index_20_Link" text:visited-style-name="Index_20_Link">4.2 AutoPACMEN Model Calibrator MATLAB scripts<text:tab/>3</text:a></text:p>
          <text:p text:style-name="P102"><text:a xlink:type="simple" xlink:href="#__RefHeading___Toc166_457998770" text:style-name="Index_20_Link" text:visited-style-name="Index_20_Link">5 Usage of AutoPACMEN Model Generator<text:tab/>4</text:a></text:p>
          <text:p text:style-name="P101"><text:a xlink:type="simple" xlink:href="#__RefHeading___Toc662_1741749399" text:style-name="Index_20_Link" text:visited-style-name="Index_20_Link">5.1 Introduction<text:tab/>4</text:a></text:p>
          <text:p text:style-name="P101"><text:a xlink:type="simple" xlink:href="#__RefHeading___Toc3555_493856376" text:style-name="Index_20_Link" text:visited-style-name="Index_20_Link">5.2 <text:s/>Retrieval of data from external data sources<text:tab/>4</text:a></text:p>
          <text:p text:style-name="P101"><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6">ata </text:span></text:a><text:a xlink:type="simple" xlink:href="#__RefHeading___Toc601_1741749399" text:style-name="Index_20_Link" text:visited-style-name="Index_20_Link"><text:span text:style-name="T16">for </text:span></text:a><text:a xlink:type="simple" xlink:href="#__RefHeading___Toc601_1741749399" text:style-name="Index_20_Link" text:visited-style-name="Index_20_Link"><text:span text:style-name="T16">m</text:span></text:a><text:a xlink:type="simple" xlink:href="#__RefHeading___Toc601_1741749399" text:style-name="Index_20_Link" text:visited-style-name="Index_20_Link"><text:span text:style-name="T16">odel</text:span></text:a><text:a xlink:type="simple" xlink:href="#__RefHeading___Toc601_1741749399" text:style-name="Index_20_Link" text:visited-style-name="Index_20_Link"><text:tab/>8</text:a></text:p>
          <text:p text:style-name="P101"><text:a xlink:type="simple" xlink:href="#__RefHeading___Toc603_1741749399" text:style-name="Index_20_Link" text:visited-style-name="Index_20_Link">5.4 <text:s/>Generation of enzyme-constraint-enhanced model<text:tab/>11</text:a></text:p>
          <text:p text:style-name="P101"><text:a xlink:type="simple" xlink:href="#__RefHeading___Toc605_1741749399" text:style-name="Index_20_Link" text:visited-style-name="Index_20_Link">5.5 <text:s/>Analysis and testing of sMOMENT-enhanced model<text:tab/>14</text:a></text:p>
          <text:p text:style-name="P101"><text:a xlink:type="simple" xlink:href="#__RefHeading___Toc3557_493856376" text:style-name="Index_20_Link" text:visited-style-name="Index_20_Link">5.6 <text:s/>Manual optimization<text:tab/>15</text:a></text:p>
          <text:p text:style-name="P102"><text:a xlink:type="simple" xlink:href="#__RefHeading___Toc757_1741749399" text:style-name="Index_20_Link" text:visited-style-name="Index_20_Link">6 Usage of Model Calibrator<text:tab/>16</text:a></text:p>
          <text:p text:style-name="P101"><text:a xlink:type="simple" xlink:href="#__RefHeading___Toc11349_524682863" text:style-name="Index_20_Link" text:visited-style-name="Index_20_Link">6.1 Python scripts<text:tab/>16</text:a></text:p>
          <text:p text:style-name="P101"><text:a xlink:type="simple" xlink:href="#__RefHeading___Toc11351_524682863" text:style-name="Index_20_Link" text:visited-style-name="Index_20_Link">6.2 MATLAB scripts<text:tab/>16</text:a></text:p>
          <text:p text:style-name="P101"><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6">S</text:span></text:a><text:a xlink:type="simple" xlink:href="#__RefHeading___Toc11353_524682863" text:style-name="Index_20_Link" text:visited-style-name="Index_20_Link"><text:span text:style-name="T16">cenarios and scenario matrix</text:span></text:a><text:a xlink:type="simple" xlink:href="#__RefHeading___Toc11353_524682863" text:style-name="Index_20_Link" text:visited-style-name="Index_20_Link"><text:tab/>17</text:a></text:p>
          <text:p text:style-name="P102"><text:a xlink:type="simple" xlink:href="#__RefHeading___Toc1551_1561252033" text:style-name="Index_20_Link" text:visited-style-name="Index_20_Link">7 References<text:tab/>18</text:a></text:p>
        </text:index-body>
      </text:table-of-content>
      <text:h text:style-name="P105" text:outline-level="1"/>
      <text:h text:style-name="P108" text:outline-level="1"><text:bookmark-start text:name="__RefHeading___Toc720_1741749399"/>Overview<text:bookmark-end text:name="__RefHeading___Toc720_1741749399"/></text:h>
      <text:p text:style-name="P93"><text:span text:style-name="T139">AutoPACMEN (</text:span><text:span text:style-name="T5">A</text:span><text:span text:style-name="T60">utomatic Integration of </text:span><text:span text:style-name="T5">P</text:span><text:span text:style-name="T60">rotein </text:span><text:span text:style-name="T5">A</text:span><text:span text:style-name="T60">llocation </text:span><text:span text:style-name="T5">C</text:span><text:span text:style-name="T60">onstraints in </text:span><text:span text:style-name="T5">Me</text:span><text:span text:style-name="T60">tabolic </text:span><text:span text:style-name="T5">N</text:span><text:span text:style-name="T60">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1">P</text:span><text:span text:style-name="T60"> and of the k</text:span><text:span text:style-name="T9">cat</text:span><text:span text:style-name="T28"> </text:span><text:span text:style-name="T47">parameters</text:span><text:span text:style-name="T60">. For a detailed description of the sMOMENT method and for further information o AutoPACMEN see the original work [Bekiaris PS, Klamt S (2019) “</text:span><text:span text:style-name="T82">Automatic Construction of Metabolic Models with Enzyme Constraints”, </text:span><text:span text:style-name="T83">submitted].</text:span></text:p>
      <text:p text:style-name="P49"/>
      <text:p text:style-name="P49"><draw:frame draw:style-name="fr1" draw:name="Bild1" text:anchor-type="as-char" svg:width="6.1047in" svg:height="3.6661in" draw:z-index="0"><draw:image xlink:href="Pictures/200001410000D854000081EC7C564F25674FBBAA.wmf" xlink:type="simple" xlink:show="embed" xlink:actuate="onLoad"/></draw:frame></text:p>
      <text:p text:style-name="P100">Figure 2 General overview of the structure and workflow of the AutoPACMEN toolbox consisting of the model generator and model calibrator. The red arrows show the optional model calibrator workflow.</text:p>
      <text:p text:style-name="P6"/>
      <text:p text:style-name="P95">All AutoPACMEN scripts are open source, licensed under the Apache license.<text:change-start text:change-id="ct30609424"/></text:p>
      <text:p text:style-name="P94"><text:change-end text:change-id="ct30609424"/></text:p>
      <text:h text:style-name="P106" text:outline-level="1"><text:bookmark-start text:name="__RefHeading___Toc162_457998770"/>Requirements<text:bookmark-end text:name="__RefHeading___Toc162_457998770"/></text:h>
      <text:p text:style-name="Text_20_body"><text:span text:style-name="T61">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1">(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1">,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1">(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1">, click, openpyxl, pebble and xlsxwriter.</text:span></text:p>
      <text:p text:style-name="Text_20_body"><text:span text:style-name="T116">The AutoPACMEN Model Calibrator is partly written in Python 3 (with the same dependencies as the Model Generator) and partly written in MATLAB, requiring a MATLAB version &gt;=2017a and using the MATLAB package </text:span><text:span text:style-name="T49">CellNetAnalyzer</text:span><text:span text:style-name="T62">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2">(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2">.</text:span></text:p>
      <text:h text:style-name="Heading_20_1" text:outline-level="1"><text:bookmark-start text:name="__RefHeading___Toc1270_1427744581"/><text:soft-page-break/>Download Procedure<text:bookmark-end text:name="__RefHeading___Toc1270_1427744581"/></text:h>
      <text:p text:style-name="P98"><text:span text:style-name="T48">Recommended for most users of the Python modules:<text:line-break/></text:span>You can install AutoPACMEN’s Python modules with pip using:</text:p>
      <text:p text:style-name="P10"><text:span text:style-name="Source_20_Text">pip install autopacmen-</text:span><text:span text:style-name="Source_20_Text"><text:span text:style-name="T143">Paulocracy</text:span></text:span></text:p>
      <text:p text:style-name="P7"><text:span text:style-name="Source_20_Text"><text:span text:style-name="T65"/></text:span></text:p>
      <text:p text:style-name="P8"><text:span text:style-name="Source_20_Text"><text:span text:style-name="T73">Recommended for advanced users </text:span></text:span><text:span text:style-name="Source_20_Text"><text:span text:style-name="T74">of the Python modules and all users of the MATLAB modules</text:span></text:span><text:span text:style-name="Source_20_Text"><text:span text:style-name="T73">:</text:span></text:span><text:change-start text:change-id="ct30305024"/></text:p>
      <text:p text:style-name="P7"><text:change-end text:change-id="ct30305024"/><text:span text:style-name="Source_20_Text"><text:span text:style-name="T65">If you do not intend to </text:span></text:span><text:span text:style-name="Source_20_Text"><text:span text:style-name="T84">install AutoPACMEN from pip and use AutoPACMEN’s scripts directly, you can download AutoPACMEN from its GitHub repository at:</text:span></text:span></text:p>
      <text:p text:style-name="P10"><text:change-start text:change-id="ct47395088"/><text:a xlink:type="simple" xlink:href="https://github.com/ARB-Lab/autopacmen" text:style-name="Internet_20_link" text:visited-style-name="Visited_20_Internet_20_Link"><text:span text:style-name="Source_20_Text"><text:span text:style-name="T87">https://github.com/</text:span></text:span></text:a><text:change-end text:change-id="ct47395088"/><text:a xlink:type="simple" xlink:href="https://github.com/ARB-Lab/autopacmen" text:style-name="Internet_20_link" text:visited-style-name="Visited_20_Internet_20_Link"><text:span text:style-name="Source_20_Text"><text:span text:style-name="T88">ARB-Lab</text:span></text:span></text:a><text:change-start text:change-id="ct30218096"/><text:a xlink:type="simple" xlink:href="https://github.com/ARB-Lab/autopacmen" text:style-name="Internet_20_link" text:visited-style-name="Visited_20_Internet_20_Link"><text:span text:style-name="Source_20_Text"><text:span text:style-name="T87">/autopacmen</text:span></text:span></text:a><text:change-end text:change-id="ct30218096"/></text:p>
      <text:p text:style-name="P9"><text:span text:style-name="Source_20_Text"><text:span text:style-name="T85">Afterwards, continue </text:span></text:span><text:span text:style-name="Source_20_Text"><text:span text:style-name="T86">with the installation procedure described in the next chapter.</text:span></text:span></text:p>
      <text:h text:style-name="Heading_20_1" text:outline-level="1"><text:bookmark-start text:name="__RefHeading___Toc164_457998770"/>Installation Procedure <text:span text:style-name="T142">(without pip)</text:span><text:bookmark-end text:name="__RefHeading___Toc164_457998770"/></text:h>
      <text:h text:style-name="Heading_20_2" text:outline-level="2"><text:bookmark-start text:name="__RefHeading___Toc2936_620443327"/>AutoPACMEN <text:span text:style-name="T126">Model Generator</text:span> <text:span text:style-name="T126">and Model Calibrator Python scripts</text:span><text:bookmark-end text:name="__RefHeading___Toc2936_620443327"/></text:h>
      <text:p text:style-name="P86">Since th<text:span text:style-name="T126">e Model Generator and the Model Calibrator’s Python scripts</text:span> <text:span text:style-name="T126">are</text:span> <text:span text:style-name="T126">solely</text:span> in Python 3 only, it can theoretically run on every system which is supported by <text:span text:style-name="T126">Python itself.</text:span> <text:span text:style-name="T127">This includes Microsoft Windows (c), Linux, BSD and MacOS</text:span>. <text:span text:style-name="T128">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7">https://www.python.org/</text:span></text:a><text:span text:style-name="T117">, accessed on August 26, 2019</text:span>) <text:span text:style-name="T63">for free, and follow its installation instructions. It is useful to make Python callable from your system’s console by adding it to its PATH variable.</text:span></text:p>
      <text:p text:style-name="P50">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4">pip install cobra</text:span></text:span></text:p>
      <text:p text:style-name="P1"><text:span text:style-name="Source_20_Text"><text:span text:style-name="T64">pip install click</text:span></text:span></text:p>
      <text:p text:style-name="P1"><text:span text:style-name="Source_20_Text"><text:span text:style-name="T64">pip install openpyxl</text:span></text:span></text:p>
      <text:p text:style-name="P1"><text:span text:style-name="Source_20_Text"><text:span text:style-name="T64">pip install pebble</text:span></text:span></text:p>
      <text:p text:style-name="P5"><text:span text:style-name="Source_20_Text"><text:span text:style-name="T129">pip install requests</text:span></text:span></text:p>
      <text:p text:style-name="P1"><text:span text:style-name="Source_20_Text"><text:span text:style-name="T64">pip install xlsxwriter</text:span></text:span></text:p>
      <text:p text:style-name="P1"><text:span text:style-name="Source_20_Text"/></text:p>
      <text:p text:style-name="P67"><text:span text:style-name="Source_20_Text"><text:span text:style-name="T66">If everything went successfully, you can now use </text:span></text:span><text:span text:style-name="Source_20_Text"><text:span text:style-name="T79">AutoPACMEN’s Python</text:span></text:span><text:span text:style-name="Source_20_Text"><text:span text:style-name="T66"> scripts </text:span></text:span><text:span text:style-name="Source_20_Text"><text:span text:style-name="T67">using Python 3</text:span></text:span><text:span text:style-name="Source_20_Text"><text:span text:style-name="T68">.</text:span></text:span></text:p>
      <text:h text:style-name="Heading_20_2" text:outline-level="2"><text:bookmark-start text:name="__RefHeading___Toc3949_666651177"/><text:span text:style-name="Source_20_Text"><text:span text:style-name="T89">AutoPACMEN </text:span></text:span><text:span text:style-name="Source_20_Text"><text:span text:style-name="T91">Model Calibrator</text:span></text:span><text:span text:style-name="Source_20_Text"><text:span text:style-name="T90"> </text:span></text:span><text:span text:style-name="Source_20_Text"><text:span text:style-name="T91">MATLAB </text:span></text:span><text:span text:style-name="Source_20_Text"><text:span text:style-name="T92">s</text:span></text:span><text:span text:style-name="Source_20_Text"><text:span text:style-name="T91">cripts</text:span></text:span><text:bookmark-end text:name="__RefHeading___Toc3949_666651177"/></text:h>
      <text:p text:style-name="P85"><text:span text:style-name="Source_20_Text"><text:span text:style-name="T68">The </text:span></text:span><text:span text:style-name="Source_20_Text"><text:span text:style-name="T80">M</text:span></text:span><text:span text:style-name="Source_20_Text"><text:span text:style-name="T79">odel </text:span></text:span><text:span text:style-name="Source_20_Text"><text:span text:style-name="T80">C</text:span></text:span><text:span text:style-name="Source_20_Text"><text:span text:style-name="T79">alibrator’s MATLAB scripts </text:span></text:span><text:span text:style-name="Source_20_Text"><text:span text:style-name="T68">needs </text:span></text:span><text:span text:style-name="Source_20_Text"><text:span text:style-name="T69">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5">https://www.mathworks.com/products/matlab.html</text:span></text:span></text:a><text:span text:style-name="Source_20_Text"><text:span text:style-name="T75">, accessed on August 26, 2019</text:span></text:span><text:span text:style-name="Source_20_Text"><text:span text:style-name="T69">). Additionally, the </text:span></text:span><text:span text:style-name="Source_20_Text"><text:span text:style-name="T80">Model Calibrator</text:span></text:span><text:span text:style-name="Source_20_Text"><text:span text:style-name="T69"> needs the MATLAB package </text:span></text:span><text:span text:style-name="Source_20_Text"><text:span text:style-name="T72">CellNetAnalyzer</text:span></text:span><text:span text:style-name="Source_20_Text"><text:span text:style-name="T69">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69">(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69">, which can be obtained from </text:span></text:span><text:span text:style-name="Source_20_Text"><text:span text:style-name="T75">its own main website (</text:span></text:span><text:a xlink:type="simple" xlink:href="http://www2.mpi-magdeburg.mpg.de/projects/cna/cna.html" text:style-name="Internet_20_link" text:visited-style-name="Visited_20_Internet_20_Link"><text:span text:style-name="Source_20_Text"><text:span text:style-name="T75">http://www2.mpi-magdeburg.mpg.de/projects/cna/cna.html</text:span></text:span></text:a><text:span text:style-name="Source_20_Text"><text:span text:style-name="T75">)</text:span></text:span><text:span text:style-name="Source_20_Text"><text:span text:style-name="T69">.</text:span></text:span></text:p>
      <text:p text:style-name="P67"><text:span text:style-name="Source_20_Text"><text:span text:style-name="T69">In order to use the </text:span></text:span><text:span text:style-name="Source_20_Text"><text:span text:style-name="T80">Model Calibrator</text:span></text:span><text:span text:style-name="Source_20_Text"><text:span text:style-name="T69">, </text:span></text:span><text:span text:style-name="Source_20_Text"><text:span text:style-name="T70">one needs to start MATLAB with CellNetAnalyzer </text:span></text:span><text:span text:style-name="Source_20_Text"><text:span text:style-name="T71">by starting MATLAB in CellNetAnalyzer’s folder, using the command “startcna”,</text:span></text:span><text:span text:style-name="Source_20_Text"><text:span text:style-name="T69"> </text:span></text:span><text:span text:style-name="Source_20_Text"><text:span text:style-name="T70">and </text:span></text:span><text:span text:style-name="Source_20_Text"><text:span text:style-name="T71">additionally</text:span></text:span><text:span text:style-name="Source_20_Text"><text:span text:style-name="T70"> add</text:span></text:span><text:span text:style-name="Source_20_Text"><text:span text:style-name="T71">ing</text:span></text:span><text:span text:style-name="Source_20_Text"><text:span text:style-name="T70"> MATLAB’s path to the </text:span></text:span><text:span text:style-name="Source_20_Text"><text:span text:style-name="T80">Model Calibrator</text:span></text:span><text:span text:style-name="Source_20_Text"><text:span text:style-name="T70">’s script file</text:span></text:span><text:span text:style-name="Source_20_Text"><text:span text:style-name="T81">s</text:span></text:span><text:span text:style-name="Source_20_Text"><text:span text:style-name="T70">.</text:span></text:span></text:p>
      <text:h text:style-name="Heading_20_1" text:outline-level="1"><text:bookmark-start text:name="__RefHeading___Toc166_457998770"/><text:soft-page-break/>Usage <text:span text:style-name="T138">o</text:span>f <text:span text:style-name="T93">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1">All functions of <text:span text:style-name="T94">the AutoPACMEN Model Generator</text:span> can be used in 3 different ways:</text:p>
      <text:list xml:id="list7224313981310593412" text:style-name="L1">
        <text:list-item>
          <text:p text:style-name="P103">As interactive console programs by starting a script <text:span text:style-name="T95">in AutoPACMEN’s main folder</text:span> <text:span text:style-name="T95">using</text:span> the console without arguments. In this mode, the user is asked for every argument step by step and can enter them using the keyboard.</text:p>
        </text:list-item>
        <text:list-item>
          <text:p text:style-name="P103">As console command by starting <text:span text:style-name="T95">a</text:span> program <text:span text:style-name="T95">in AutoPACMEN’s main folder</text:span> with arguments.</text:p>
        </text:list-item>
        <text:list-item>
          <text:p text:style-name="P103">As Python 3 modules, as done by all scripts in <text:span text:style-name="T96">AutoPACMEN</text:span>’s main folder. <text:span text:style-name="T97">The actual console-interface-independent modules can be found in be subfolder “submodules”.</text:span> <text:span text:style-name="T98">The fully commented source code explains the usage of the single modules.</text:span></text:p>
        </text:list-item>
      </text:list>
      <text:p text:style-name="P52"><text:span text:style-name="T115">Whichever</text:span> way <text:span text:style-name="T99">is chosen</text:span>, the basic workflow remains the same and is further explained in this chapter.</text:p>
      <text:h text:style-name="Heading_20_2" text:outline-level="2"><text:bookmark-start text:name="__RefHeading___Toc3555_493856376"/><text:s/><text:span text:style-name="T134">Retrieval of data from external data sources</text:span><text:bookmark-end text:name="__RefHeading___Toc3555_493856376"/></text:h>
      <text:p text:style-name="P53"><text:span text:style-name="T101">The 1</text:span><text:span text:style-name="T59">st</text:span><text:span text:style-name="T101">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1">(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1">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1">(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1">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1">(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54">These data scripts should be executed in the following order:</text:p>
      <text:p text:style-name="P67"><text:span text:style-name="T103">data</text:span><text:span text:style-name="T102">_parse_bigg_metabolites_file.py</text:span></text:p>
      <text:p text:style-name="P66"><text:span text:style-name="T48">Usage:</text:span> data_parse_bigg_metabolites_file.py [OPTIONS]</text:p>
      <text:p text:style-name="P66">Converts the given BIGG metabolites text file into a machine-readable JSON file.</text:p>
      <text:p text:style-name="P66">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7">Example:</text:p>
      <text:p text:style-name="P66">Load the BIGG metabolites file 'C:\bigg_database.txt' and store the newly generated JSON in the folder 'C:\database\':</text:p>
      <text:p text:style-name="P74">python data_parse_bigg_metabolites_file.py --bigg_metabolites_file_path C:\bigg_database.txt <text:s/>--json_output_folder C:\database</text:p>
      <text:p text:style-name="P47">Options:</text:p>
      <text:p text:style-name="P66"><text:s text:c="2"/>--bigg_metabolites_file_path TEXT</text:p>
      <text:p text:style-name="P66"><text:s text:c="34"/>BIGG metabolites file path <text:s/>[required]</text:p>
      <text:p text:style-name="P66"><text:s text:c="2"/>--json_output_folder TEXT <text:s text:c="6"/>Path to the folder in which the newly</text:p>
      <text:p text:style-name="P66"><text:soft-page-break/><text:s text:c="34"/>generated JSON will be created <text:s/>[required]</text:p>
      <text:p text:style-name="P66"><text:s text:c="2"/>--help <text:s text:c="25"/>Show this message and exit.</text:p>
      <text:p text:style-name="P55">data_parse_brenda_textfile.py</text:p>
      <text:p text:style-name="P81"><text:span text:style-name="T48">Usage:</text:span> data_parse_brenda_textfile.py [OPTIONS]</text:p>
      <text:p text:style-name="P81">Converts the given BRENDA text file into a more machine-readable JSON file.</text:p>
      <text:p text:style-name="P81">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7">Example:</text:p>
      <text:p text:style-name="P81">Load the BRENDA textfile 'C:\folder\download.txt' while the BIGG metabolites file is in 'C:\bigg\' and the newly generated JSON shall be named 'C:\folder\brenda.json':</text:p>
      <text:p text:style-name="P77">python data_parse_bigg_metabolites_file.py --brenda_textfile_path <text:s/>C:\folder\download.txt --bigg_metabolites_json_folder C:\bigg\ <text:s/>--json_output_path C:\folder\brenda.json</text:p>
      <text:p text:style-name="P37">Options:</text:p>
      <text:p text:style-name="P81"><text:s text:c="2"/>--brenda_textfile_path TEXT <text:s text:c="4"/>Full path to the BRENDA database text file.</text:p>
      <text:p text:style-name="P81"><text:s text:c="34"/>[required]</text:p>
      <text:p text:style-name="P81"><text:s text:c="2"/>--bigg_metabolites_json_folder TEXT</text:p>
      <text:p text:style-name="P81"><text:s text:c="34"/>The folder of the BIGG metabolites JSON</text:p>
      <text:p text:style-name="P81"><text:s text:c="34"/>(created using</text:p>
      <text:p text:style-name="P81"><text:s text:c="34"/>data_parse_bigg_metabolites_file.py). The</text:p>
      <text:p text:style-name="P81"><text:s text:c="34"/>name of the JSON must not have been changed.</text:p>
      <text:p text:style-name="P81"><text:s text:c="34"/>[required]</text:p>
      <text:p text:style-name="P81"><text:s text:c="2"/>--json_output_path TEXT <text:s text:c="8"/>The full path for the more machine-readable</text:p>
      <text:p text:style-name="P81"><text:s text:c="34"/>JSON file of the BRENDA database text file</text:p>
      <text:p text:style-name="P81"><text:s text:c="34"/>shall be placed. The resulting JSON will</text:p>
      <text:p text:style-name="P81"><text:s text:c="34"/>have the name. This JSON will be created</text:p>
      <text:p text:style-name="P81"><text:s text:c="34"/>with this script. <text:s/>[required]</text:p>
      <text:p text:style-name="P81"><text:s text:c="2"/>--help <text:s text:c="25"/>Show this message and exit.</text:p>
      <text:p text:style-name="P55">data_parse_brenda_<text:span text:style-name="T108">json</text:span>_for_model.py</text:p>
      <text:p text:style-name="P82"><text:soft-page-break/><text:span text:style-name="T48">Usage:</text:span> data_parse_brenda_json_for_model.py [OPTIONS]</text:p>
      <text:p text:style-name="P82">Converts the given BRENDA JSON created with data_parse_brenda_textfile.py into a even more easily readable model-specific JSON.</text:p>
      <text:p text:style-name="P82">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0">Example:</text:p>
      <text:p text:style-name="P82">Create a model-specific JSON called <text:s/>'C:\folder\brenda_model_specific.json' from the BRENDA JSON 'C:\folder\brenda.json' using the model 'C:\folder\model.xml':</text:p>
      <text:p text:style-name="P75">python data_parse_bigg_metabolites_file.py --sbml_path C:\folder\model.xml --brenda_json_path C:\folder\brenda.json --json_output_path C:\folder\brenda_model_specific.json</text:p>
      <text:p text:style-name="P40">Options:</text:p>
      <text:p text:style-name="P82"><text:s text:c="2"/>--sbml_path TEXT <text:s text:c="8"/>Full path to the SBML with the model of which the</text:p>
      <text:p text:style-name="P82"><text:s text:c="27"/>BRENDA JSON will be derived. <text:s/>[required]</text:p>
      <text:p text:style-name="P82"><text:s text:c="2"/>--brenda_json_path TEXT <text:s/>Full path to the BRENDA JSON created with</text:p>
      <text:p text:style-name="P82"><text:s text:c="27"/>data_parse_brenda_textfile.py <text:s/>[required]</text:p>
      <text:p text:style-name="P82"><text:s text:c="2"/>--json_output_path TEXT <text:s/>The full path for the model-specific JSON file of</text:p>
      <text:p text:style-name="P82"><text:s text:c="27"/>the BRENDA JSON created with</text:p>
      <text:p text:style-name="P82"><text:s text:c="27"/>data_parse_brenda_textfile.py <text:s/>[required]</text:p>
      <text:p text:style-name="P82"><text:s text:c="2"/>--help <text:s text:c="18"/>Show this message and exit.</text:p>
      <text:p text:style-name="P55">data_parse_sabio_rk_for_model.py</text:p>
      <text:p text:style-name="P83"><text:span text:style-name="T48">Usage: </text:span>data_parse_sabio_rk_for_model.py [OPTIONS]</text:p>
      <text:p text:style-name="P83">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3"/>
      <text:p text:style-name="P38">Example:</text:p>
      <text:p text:style-name="P83">Create a SABIO-RK JSON called 'C:\folder\sabio_rk.json' using the model 'C:\folder\model.xml' and the BIGG ID&lt;-&gt;name mapping JSON 'C:\folder\bigg_ids.json':</text:p>
      <text:p text:style-name="P76"><text:soft-page-break/>python data_parse_sabio_rk_for_model.py –sbml_path C:\folder\model.xml --json_output_path C:\folder\sabio_rk.json --bigg_id_name_mapping_path C:\folder\bigg_ids.json</text:p>
      <text:p text:style-name="P83"/>
      <text:p text:style-name="P38">Options:</text:p>
      <text:p text:style-name="P83"><text:s text:c="2"/>--sbml_path TEXT <text:s text:c="15"/>The path to the metabolic model SBML from</text:p>
      <text:p text:style-name="P83"><text:s text:c="34"/>which the EC numbers will be read out in</text:p>
      <text:p text:style-name="P83"><text:s text:c="34"/>order to search them in SABIO-RK.</text:p>
      <text:p text:style-name="P83"><text:s text:c="34"/>[required]</text:p>
      <text:p text:style-name="P83"><text:s text:c="2"/>--json_output_path TEXT <text:s text:c="8"/>The path to the newly generated JSON that</text:p>
      <text:p text:style-name="P83"><text:s text:c="34"/>will include the kcat data from SABIO-RK.</text:p>
      <text:p text:style-name="P83"><text:s text:c="34"/>[required]</text:p>
      <text:p text:style-name="P83"><text:s text:c="2"/>--bigg_id_name_mapping_path TEXT</text:p>
      <text:p text:style-name="P83"><text:s text:c="34"/>T<text:span text:style-name="T112">h</text:span>e path to the JSON <text:s text:c="2"/>[required]</text:p>
      <text:p text:style-name="P83"><text:s text:c="2"/>--help <text:s text:c="25"/>Show this message and exit.</text:p>
      <text:p text:style-name="P56">data_<text:span text:style-name="T107">create_combined_kcat_database.</text:span>py</text:p>
      <text:p text:style-name="P84"><text:span text:style-name="T48">Usage:</text:span> data_create_combined_kcat_database.py [OPTIONS]</text:p>
      <text:p text:style-name="P84">Combines the BRENDA and SABIO-RK JSONs into one <text:span text:style-name="T135">big</text:span> JSON which can be used by modeling_get_reactions_kcat_mapping.py</text:p>
      <text:p text:style-name="P84">The BRENDA JSON is to have been created with <text:s/>data_parse_brenda_json_for_model.py, the SABIO-RK JSON with <text:s/>data_parse_sabio_rk_for_model.py. Only entries which did not result from <text:s/>wildcard searches will be used for the combined database.</text:p>
      <text:p text:style-name="P39">Example:</text:p>
      <text:p text:style-name="P84">Combine the BRENDA JSON 'C:\JSONS\brenda.json' and the SABIO-RK JSON 'C:\JSONS\sabio.json' into the JSON 'C:\JSONS\combined.json:</text:p>
      <text:p text:style-name="P84"/>
      <text:p text:style-name="P78">python data_create_combined_kcat_database.py --sabio_rk_kcat_database_path C:\JSONS\brenda.json --brenda_kcat_database_path C:\JSONS\sabio.json --output_path C:\JSONS\sabio.json</text:p>
      <text:p text:style-name="P39">Options:</text:p>
      <text:p text:style-name="P84"><text:s text:c="2"/>--sabio_rk_kcat_database_path TEXT</text:p>
      <text:p text:style-name="P84"><text:s text:c="34"/>Full path SABIO-RK JSON created with</text:p>
      <text:p text:style-name="P84"><text:s text:c="34"/>data_parse_brenda_json_for_model.py</text:p>
      <text:p text:style-name="P84"><text:soft-page-break/><text:s text:c="34"/>[required]</text:p>
      <text:p text:style-name="P84"><text:s text:c="2"/>--brenda_kcat_database_path TEXT</text:p>
      <text:p text:style-name="P84"><text:s text:c="34"/>[required]</text:p>
      <text:p text:style-name="P84"><text:s text:c="2"/>--output_path TEXT <text:s text:c="13"/>Full path to the newly created combined JSON</text:p>
      <text:p text:style-name="P84"><text:s text:c="34"/>[required]</text:p>
      <text:p text:style-name="P84"><text:s text:c="2"/>--help <text:s text:c="25"/>Show this message and exit.</text:p>
      <text:h text:style-name="Heading_20_2" text:outline-level="2"><text:bookmark-start text:name="__RefHeading___Toc601_1741749399"/><text:s/><text:span text:style-name="T100">Retrieval and setting of enzymatic d</text:span><text:span text:style-name="T29">ata </text:span><text:span text:style-name="T30">for </text:span><text:span text:style-name="T42">m</text:span><text:span text:style-name="T30">odel</text:span><text:bookmark-end text:name="__RefHeading___Toc601_1741749399"/></text:h>
      <text:p text:style-name="P22">After the <text:span text:style-name="T110">basic k</text:span><text:span text:style-name="T10">cat</text:span><text:span text:style-name="T110"> databases were set with the scripts described in the previous chapter, the actual generation of metabolic-network-dependent data can be performed.</text:span></text:p>
      <text:p text:style-name="P23">modeling_get_initial_spreadsheets.py</text:p>
      <text:p text:style-name="P24"><text:span text:style-name="T48">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3841072532433841530" text:style-name="L2">
        <text:list-item>
          <text:p text:style-name="P104">*_enzyme_stoichiometries.xlsx: here, <text:s/>the user can enter intra-complex stoichiometries of the proteins <text:s/>which <text:s/>constitute the complex</text:p>
        </text:list-item>
        <text:list-item>
          <text:p text:style-name="P104">*_protein_data.<text:span text:style-name="T125">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48">Usage:</text:span> modeling_get_protein_mass_mapping.py [OPTIONS]</text:p>
      <text:p text:style-name="P25">Creates a JSON with the protein masses for all proteins given in the gene rules of the given metabolic model.</text:p>
      <text:p text:style-name="P25"><text:soft-page-break/>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48">Usage:</text:span> modeling_get_reactions_kcat_mapping.py [OPTIONS]</text:p>
      <text:p text:style-name="P32">Generates the reaction&lt;-&gt;kcat mapping for the given metabolic model.</text:p>
      <text:p text:style-name="P33">The alg<text:span text:style-name="T111">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tab/>}</text:p>
      <text:p text:style-name="P27"><text:soft-page-break/>}</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3">reactions</text:span>&lt;-&gt;kcat mapping of the metabolic model described by the SBML 'C:\model\test.xml', the additional information from AutoPACMEN's data_*.py scripts is in the project folder 'C:\project\', the project name is 'example', the metabolic model represents <text:span text:style-name="T48">Escherichia coli</text:span>, the combined reaction&lt;-&gt;kcat database is in 'C:\database\database.json' and an optional user-defined protein database is given and can be found under 'C:\database\user.json', <text:span text:style-name="T140">and we want to select the k</text:span><text:span text:style-name="T15">cat</text:span><text:span text:style-name="T140">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0">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4">e</text:span>tabolic model shall represent, e.g.</text:p>
      <text:p text:style-name="P32"><text:s text:c="34"/>'Escherichia coli'.This name is <text:span text:style-name="T114">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 text:c="34"/>data_create_combined_kcat_database.py</text:p>
      <text:p text:style-name="P32"><text:soft-page-break/><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2"><text:s text:c="34"/>script's description for more.</text:p>
      <text:p text:style-name="P35"><text:s text:c="34"/>[required]</text:p>
      <text:p text:style-name="P96"><text:s text:c="2"/>--type_of_kcat_selection TEXT <text:s text:c="2"/>Can be "mean", "median" or "random". Refers</text:p>
      <text:p text:style-name="P96"><text:s text:c="34"/>to the selection of found kcats of a</text:p>
      <text:p text:style-name="P96"><text:s text:c="34"/>reaction. Is "mean" by default.</text:p>
      <text:p text:style-name="P35"><text:s text:c="34"/>[required]</text:p>
      <text:p text:style-name="P32"><text:s text:c="2"/>--help <text:s text:c="25"/>Show this message and exit.</text:p>
      <text:h text:style-name="Heading_20_2" text:outline-level="2"><text:bookmark-start text:name="__RefHeading___Toc603_1741749399"/><text:s/><text:span text:style-name="T100">Generation of enzyme-constraint-enhanced model</text:span><text:bookmark-end text:name="__RefHeading___Toc603_1741749399"/></text:h>
      <text:p text:style-name="Text_20_body"><text:span text:style-name="T132">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2">(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2"> method on a given stoichiometric model, using the enzymatic data that was retrieved with the previously executed scripts. All further described described scripts as well as the Model Calibrator only work with sMOMENT-enhanced models.</text:span></text:p>
      <text:p text:style-name="P57">modeling_create_<text:span text:style-name="T119">smoment</text:span>_model.py</text:p>
      <text:p text:style-name="P62"><text:span text:style-name="T48">Usage: </text:span><text:span text:style-name="T54">modeling_create_</text:span><text:span text:style-name="T56">smoment</text:span><text:span text:style-name="T54">_model</text:span>.py [OPTIONS]</text:p>
      <text:p text:style-name="P68">Applies the sMOMENT method on the given SBML. All AutoPACMEN scripts starting with "data_" have had to be run first in order to get all necessary data.</text:p>
      <text:p text:style-name="P68">The sMOMENT method itself is described in its publication's method section and AutoPACMEN’s manual.</text:p>
      <text:p text:style-name="P41">Example:</text:p>
      <text:p text:style-name="P70">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1">and we want to choose the default kcat using the median,</text:span> then our command would be:</text:p>
      <text:p text:style-name="P80">python modeling_create_<text:span text:style-name="T119">smoment</text:span>_model.py –input_sbml_path <text:s text:c="2"/>C:\models\model.xml --output_sbml_name model_new.xml –<text:soft-page-break/>project_folder C:\project\ --project_name example --excluded_reactions CBD;ACALD <text:span text:style-name="T141">--type_of_default_kcat_selection 'median'</text:span></text:p>
      <text:p text:style-name="P41">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6">optional</text:span>]</text:p>
      <text:p text:style-name="P97"><text:s text:c="2"/>--type_of_default_kcat_selection TEXT</text:p>
      <text:p text:style-name="P97"><text:s text:c="34"/>Can be "mean", "median" or "random". Refers</text:p>
      <text:p text:style-name="P97"><text:s text:c="34"/>to the selection of found kcats of a</text:p>
      <text:p text:style-name="P97"><text:s text:c="34"/>reaction. Is "mean" by default. <text:s/>[required]</text:p>
      <text:p text:style-name="P68"><text:s text:c="2"/>--help <text:s text:c="20"/>Show this message and exit.</text:p>
      <text:p text:style-name="P36">modeling_create_<text:span text:style-name="T131">gecko</text:span>_model.py</text:p>
      <text:p text:style-name="P90"><text:span text:style-name="T48">Usage:</text:span> modeling_create_gecko_model.py [OPTIONS]</text:p>
      <text:p text:style-name="P90">Applies the <text:span text:style-name="T136">original </text:span>GECKO method on the given SBML. All AutoPACMEN scripts <text:s/>starting with "data_" have had to be run first in order to get all necessary data.</text:p>
      <text:p text:style-name="Text_20_body"><text:soft-page-break/><text:span text:style-name="T131">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1">(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2">Example:</text:p>
      <text:p text:style-name="P90">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9">python modeling_create_gecko_model.py --input_sbml_path C:\models\model.xml --output_sbml_name model_new.xml --project_folder C:\project\ --project_name example --excluded_reactions CBD;ACALD</text:p>
      <text:p text:style-name="P42">Options:</text:p>
      <text:p text:style-name="P69"><text:s text:c="2"/>--input_sbml_path TEXT <text:s text:c="4"/>Path to the SBML model which describes the</text:p>
      <text:p text:style-name="P69"><text:s text:c="29"/>stoichiometric metabolic model that shall be</text:p>
      <text:p text:style-name="P69"><text:s text:c="29"/>converted into a protein-constrained-enhanced</text:p>
      <text:p text:style-name="P69"><text:s text:c="29"/>model <text:s/>[required]</text:p>
      <text:p text:style-name="P69"><text:s text:c="2"/>--project_folder TEXT <text:s text:c="5"/>Path to project folder. This folder needs to</text:p>
      <text:p text:style-name="P69"><text:s text:c="29"/>include the reaction&lt;-&gt;kcat mapping,the</text:p>
      <text:p text:style-name="P69"><text:s text:c="29"/>protein&lt;-&gt;mass mapping and the enzyme</text:p>
      <text:p text:style-name="P69"><text:s text:c="29"/>stoichiometry spreadsheet (all file names have to</text:p>
      <text:p text:style-name="P69"><text:s text:c="29"/>start with the project name). <text:s/>[required]</text:p>
      <text:p text:style-name="P69"><text:s text:c="2"/>--project_name TEXT <text:s text:c="7"/>Project name, which represents the start of the</text:p>
      <text:p text:style-name="P69"><text:s text:c="29"/>project folder's model files <text:s/>[required]</text:p>
      <text:p text:style-name="P69"><text:s text:c="2"/>--output_sbml_name TEXT <text:s text:c="3"/>File name of the output SBML which describes the</text:p>
      <text:p text:style-name="P69"><text:s text:c="29"/>protein-constraint-enhanced model. This output</text:p>
      <text:p text:style-name="P69"><text:s text:c="29"/>SBML will be stored in the project folder.</text:p>
      <text:p text:style-name="P69"><text:s text:c="29"/>[required]</text:p>
      <text:p text:style-name="P69"><text:s text:c="2"/>--excluded_reactions TEXT <text:s/>Excluded reactions for which the pseudo-</text:p>
      <text:p text:style-name="P69"><text:s text:c="29"/>metabolite of the protein pool shall not be</text:p>
      <text:p text:style-name="P69"><text:s text:c="29"/>introduced. Must be semicolon-separated.</text:p>
      <text:p text:style-name="P69"><text:s text:c="29"/>[<text:span text:style-name="T106">optional</text:span>]</text:p>
      <text:p text:style-name="P69"><text:s text:c="2"/>--help <text:s text:c="20"/>Show this message and exit.</text:p>
      <text:h text:style-name="Heading_20_2" text:outline-level="2"><text:bookmark-start text:name="__RefHeading___Toc605_1741749399"/><text:soft-page-break/><text:s/><text:span text:style-name="T104">Analysis and testing of sMOMENT-enhanced model</text:span><text:bookmark-end text:name="__RefHeading___Toc605_1741749399"/></text:h>
      <text:p text:style-name="Text_20_body"><text:span text:style-name="T118">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8">(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8"> or </text:span><text:span text:style-name="T52">CellNetAnalyzer</text:span><text:span text:style-name="T58">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8">(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8">.</text:span></text:p>
      <text:p text:style-name="P58">analysis_fva_comparison.py</text:p>
      <text:p text:style-name="P63"><text:span text:style-name="T48">Usage:</text:span> analysis_fva_comparison.py [OPTIONS]</text:p>
      <text:p text:style-name="P63">FVA (Flux Variability Analysis) comparison with the given arguments, e.g. in order to check the validity of the geckoed model.</text:p>
      <text:p text:style-name="P63">An FVA result summary is shown for the original SBML model as well as for the protein-allocation-constrained one. The output is generated by cobrapy.</text:p>
      <text:p text:style-name="P45">Example:</text:p>
      <text:p text:style-name="P64">Print a comparative FVA for the non-constrained model 'C:\original.xml' and the sMOMENT-model 'C:\pac.xml' and the objective 'ACALD':</text:p>
      <text:p text:style-name="P71">python analysis_fva_comparison.py –sbml_original_path C:\original.xml --sbml_protein_constrained_path C:\pac.xml --objective ACALD</text:p>
      <text:p text:style-name="P43">Options:</text:p>
      <text:p text:style-name="P63"><text:s text:c="2"/>--sbml_original_path TEXT <text:s text:c="6"/>Full SBML path of original model without</text:p>
      <text:p text:style-name="P63"><text:s text:c="34"/>protein allocation constraints <text:s/>[required]</text:p>
      <text:p text:style-name="P63"><text:s text:c="2"/>--sbml_protein_constrained_path TEXT</text:p>
      <text:p text:style-name="P63"><text:s text:c="34"/>Full SBML path of sMOMENT-enhanced model.</text:p>
      <text:p text:style-name="P63"><text:s text:c="34"/>[required]</text:p>
      <text:p text:style-name="P63"><text:s text:c="2"/>--objective TEXT <text:s text:c="15"/>Objective of the comparaive FVA. <text:s/>[required]</text:p>
      <text:p text:style-name="P63"><text:s text:c="2"/>--help <text:s text:c="25"/>Show this message and exit.</text:p>
      <text:p text:style-name="P58">analysis_fva_prot_pool.py</text:p>
      <text:p text:style-name="P65">Usage: analysis_fva_prot_pool.py [OPTIONS]</text:p>
      <text:p text:style-name="P65">Runs an FVA (Flux Variability Analysis) and prints the result with the sMOMENT-enhanced model and the given protein pool bounds.</text:p>
      <text:p text:style-name="P65">The FVA results are generated by cobrapy can give a hint how to fit the protein pool.</text:p>
      <text:p text:style-name="P44">Example:</text:p>
      <text:p text:style-name="P65">Run FVAs with the sMOMENT model 'C:\model.xml' with the protein bounds 0.5, 0.1 and 0.05 and the objective reaction ACALD:</text:p>
      <text:p text:style-name="P72"><text:soft-page-break/>python analysis_fva_prot_pool.py --sbml_path C:\model.xml --protein_pool_bounds 0.5;0.1;0.05 --objective ACALD</text:p>
      <text:p text:style-name="P44">Options:</text:p>
      <text:p text:style-name="P65"><text:s text:c="2"/>--sbml_path TEXT <text:s text:c="11"/>Full path to the sMOMENT model SBML <text:s/>[required]</text:p>
      <text:p text:style-name="P65"><text:s text:c="2"/>--protein_pool_bounds TEXT <text:s/>Protein pool bounds for which the FVAs are run,</text:p>
      <text:p text:style-name="P65"><text:s text:c="30"/>semicolon-separated. <text:s/>[required]</text:p>
      <text:p text:style-name="P65"><text:s text:c="2"/>--objective TEXT <text:s text:c="11"/>Objective of the FVA.</text:p>
      <text:p text:style-name="P65"><text:s text:c="2"/>--help <text:s text:c="21"/>Show this message and exit.</text:p>
      <text:h text:style-name="Heading_20_2" text:outline-level="2"><text:bookmark-start text:name="__RefHeading___Toc3557_493856376"/><text:s/><text:span text:style-name="T105">Manual optimization</text:span><text:bookmark-end text:name="__RefHeading___Toc3557_493856376"/></text:h>
      <text:p text:style-name="P59">optimization_apply_manual_changes.py</text:p>
      <text:p text:style-name="P61"><text:span text:style-name="T48">Usage: </text:span>optimization_apply_manual_changes.py [OPTIONS]</text:p>
      <text:p text:style-name="P60">Applies manually given kcat changes to the given sMOMENT model.</text:p>
      <text:p text:style-name="P60">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60"/>
      <text:p text:style-name="P46">Example:</text:p>
      <text:p text:style-name="P60">Suppose we want to lower the kcat of the reverse reaction of ACALD by the factor 10, and to <text:span text:style-name="T109">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3">python optimization_apply_manual_changes –sbml_path_input <text:s/>C:\models\model.xml <text:s/>--sbml_path_output C:\models\model_new.xml <text:s text:c="2"/>--kcat_change_factors ACALD,reverse,1/10;CBD,,5</text:p>
      <text:p text:style-name="P46">Options:</text:p>
      <text:p text:style-name="P60"><text:s text:c="2"/>--sbml_path_input TEXT <text:s text:c="5"/>Full path to the SBML of which the kcats shall</text:p>
      <text:p text:style-name="P60"><text:s text:c="30"/>be changed manually <text:s/>[required]</text:p>
      <text:p text:style-name="P60"><text:s text:c="2"/>--sbml_path_output TEXT <text:s text:c="4"/>Full path to the newly created SBML with the</text:p>
      <text:p text:style-name="P60"><text:s text:c="30"/>manual kcat changes <text:s/>[required]</text:p>
      <text:p text:style-name="P60"><text:s text:c="2"/>--kcat_change_factors TEXT <text:s/>Textual description of the manual kcat changes.</text:p>
      <text:p text:style-name="P60"><text:s text:c="30"/>The format of this description is: . Basic</text:p>
      <text:p text:style-name="P60"><text:s text:c="30"/>format: basereaction_id,reaction_direction,chang</text:p>
      <text:p text:style-name="P60"><text:s text:c="30"/>e_factor;(...) Example: if one wants to lower</text:p>
      <text:p text:style-name="P60"><text:soft-page-break/><text:s text:c="30"/>the kcat of the reverse reaction of ACALD by the</text:p>
      <text:p text:style-name="P60"><text:s text:c="30"/>factor 10, and to highen the kcat of the</text:p>
      <text:p text:style-name="P60"><text:s text:c="30"/>irreversible reaction CBD by the factor 5, then</text:p>
      <text:p text:style-name="P60"><text:s text:c="30"/>the textual description of the changes would be:</text:p>
      <text:p text:style-name="P60"><text:s text:c="30"/>ACALD,reverse,1/10;CBD,,5 <text:s/>[required]</text:p>
      <text:p text:style-name="P60"><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3">s</text:span>cripts<text:bookmark-end text:name="__RefHeading___Toc11349_524682863"/></text:h>
      <text:p text:style-name="P88">The AutoPACMEN’s Model Calibrator’s Python scripts allow<text:span text:style-name="T137">s one</text:span> to select reactions whose deletion of their associated<text:span text:style-name="T6"> </text:span><text:span text:style-name="T16">enzyme allocation constraint (i.e., the addition of the protein pool metabolite) leads to a change of a given </text:span><text:span text:style-name="T43">flux </text:span><text:span text:style-name="T44">value </text:span><text:span text:style-name="T45">of a reaction</text:span><text:span text:style-name="T16">. Furthermore, this reaction selection can be further constrained to reactions whose enzyme allocation constraint removal leads to a change in only one given scenario only (scenarios are further explained in chapter 3.6.3).</text:span></text:p>
      <text:p text:style-name="P88"><text:span text:style-name="T16">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1">(this script is also fully commented, see this file for more information on its usage)</text:span><text:span text:style-name="T16">.</text:span></text:p>
      <text:p text:style-name="P34">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3">s</text:span>cripts<text:bookmark-end text:name="__RefHeading___Toc11351_524682863"/></text:h>
      <text:p text:style-name="P87"><text:span text:style-name="T130">The AutoPACMEN Model Calibrator’s MATLAB scripts provide the capability to automatically optimize the </text:span><text:span text:style-name="T38">total protein pool and the</text:span><text:span text:style-name="T120"> k</text:span><text:span text:style-name="T14">cat</text:span><text:span text:style-name="T39"> values </text:span><text:span text:style-name="T38">and </text:span><text:span text:style-name="T39">of a sMOMENT-enhanced model. </text:span><text:span text:style-name="T31">It has to be used together with the MATLAB metabolic </text:span><text:span text:style-name="T46">modeling</text:span><text:span text:style-name="T31"> package </text:span><text:span text:style-name="T17">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19">(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1">. </text:span><text:span text:style-name="T22">After </text:span><text:span text:style-name="T18">CellNetAnalyzer</text:span><text:span text:style-name="T22"> is installed and started as described in its manual, you can use the </text:span><text:span text:style-name="T27">model calibrator</text:span><text:span text:style-name="T22"> by adding the folder containing it to MATLAB’s path.</text:span></text:p>
      <text:p text:style-name="P12">Optimization of total protein pool</text:p>
      <text:p text:style-name="P17">The <text:span text:style-name="T120">model calibrator</text:span>’s main function <text:span text:style-name="T120">for the optimization of the total protein pool </text:span><text:span text:style-name="T50">P</text:span><text:span text:style-name="T120">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48">CellNetAnalyzer</text:span> model <text:span text:style-name="T121">(cna_model)</text:span>, <text:span text:style-name="T122">a list of scenario dictionaries (scenarios; explained later in this chapter), the scenario </text:span><text:soft-page-break/><text:span text:style-name="T122">matrix for coupled scenarios (scenarios_matrix; explained later in this chapter) and the lowest (lowest_value) and highest (highest_value) value that the optimized total protein pool shall have. smoment_prot_pool_optimization</text:span><text:span text:style-name="T76"> returns two </text:span><text:span text:style-name="T78">numbers</text:span><text:span text:style-name="T76">: the first one is best_</text:span><text:span text:style-name="T78">prot_pool</text:span><text:span text:style-name="T76">, which is the </text:span><text:span text:style-name="T78">optimized protein pool</text:span><text:span text:style-name="T76">, the second one </text:span><text:span text:style-name="T77">(start_</text:span><text:span text:style-name="T78">prot_pool</text:span><text:span text:style-name="T77">)</text:span><text:span text:style-name="T76"> is the </text:span><text:span text:style-name="T78">original protein pool value which can be useful for a comparison with best_prot_pool.</text:span></text:p>
      <text:p text:style-name="P4">Optimization of k<text:span text:style-name="T6">cat</text:span> values</text:p>
      <text:p text:style-name="P16">The <text:span text:style-name="T120">model calibrator</text:span>’s main function <text:span text:style-name="T120">for the optimization of k</text:span><text:span text:style-name="T13">cat </text:span><text:span text:style-name="T120">values </text:span>is:</text:p>
      <text:p text:style-name="P2">[best_kcats, start_kcats] = <text:span text:style-name="T121">smoment_kcat_optimization</text:span>(cna_model, reactions_to_change, scenarios, scenarios_matrix, max_change_factor)</text:p>
      <text:p text:style-name="P2"/>
      <text:p text:style-name="P89">As arguments, it takes a sMOMENT-enhanced metabolic model as <text:span text:style-name="T48">CellNetAnalyzer</text:span><text:span text:style-name="T53"> model </text:span><text:span text:style-name="T57">(cna_model)</text:span><text:span text:style-name="T53">, a list of reaction </text:span><text:span text:style-name="T55">names for which the k</text:span><text:span text:style-name="T7">cat</text:span><text:span text:style-name="T23"> shall be optimized </text:span><text:span text:style-name="T25">(reactions_to_change)</text:span><text:span text:style-name="T23">, a list of scenario dictionaries (</text:span><text:span text:style-name="T25">scenarios; </text:span><text:span text:style-name="T23">explained later in this chapter), the scenario matrix for coupled scenarios (</text:span><text:span text:style-name="T25">scenarios_matrix; </text:span><text:span text:style-name="T23">explained later in this chapter) and the maximal change factor that is applied to the k</text:span><text:span text:style-name="T7">cat</text:span><text:span text:style-name="T23"> values </text:span><text:span text:style-name="T25">(max_change_factor), i.e. how much higher or lower an optimized k</text:span><text:span text:style-name="T8">cat</text:span><text:span text:style-name="T25"> value can be compared to the original k</text:span><text:span text:style-name="T8">cat</text:span><text:span text:style-name="T25"> value</text:span><text:span text:style-name="T23">. </text:span><text:span text:style-name="T26">smoment_kcat_optimization</text:span><text:span text:style-name="T32"> returns two matrices: the first one is best_kcat</text:span><text:span text:style-name="T33">s</text:span><text:span text:style-name="T32">, which is the list of optimized k</text:span><text:span text:style-name="T11">cat</text:span><text:span text:style-name="T32"> values in the order of the given optimized reactions, the second one </text:span><text:span text:style-name="T34">(start_kcats)</text:span><text:span text:style-name="T32"> is the list of the original unoptimized k</text:span><text:span text:style-name="T11">cat</text:span><text:span text:style-name="T32"> value </text:span><text:span text:style-name="T35">which can be useful for a comparison with best_kcats.</text:span></text:p>
      <text:h text:style-name="Heading_20_2" text:outline-level="2"><text:bookmark-start text:name="__RefHeading___Toc11353_524682863"/><text:span text:style-name="T40">S</text:span><text:span text:style-name="T16">cenarios and scenario matrix</text:span><text:bookmark-end text:name="__RefHeading___Toc11353_524682863"/></text:h>
      <text:p text:style-name="P19">The scenarios are given as dictionaries, <text:span text:style-name="T123">i.e. in a JSON file, which can be loaded into MATLAB using jsondecode(filename),</text:span> as follows <text:span text:style-name="T123">(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soft-page-break/>}</text:p>
      <text:p text:style-name="P21">In other words, the scenarios describe what target value of the target reaction shall be achieved with the model under the constraints set to the reactions in the setup. <text:span text:style-name="T124">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48"><text:span text:style-name="T20">The matrix is used to described coupled scenario results. In the given example, the target result of the scenario 1 is fixes when scenario 2 is run. In contrast, scenario 3 is run on its own, without making an other scenario dependent </text:span><text:span text:style-name="T24">on its result.</text:span></text:p>
      <text:p text:style-name="P91"><text:span text:style-name="T36">An exemplary and descriptive usage of the </text:span><text:span text:style-name="T35">model calibrator’s function</text:span><text:span text:style-name="T36"> </text:span><text:span text:style-name="T37">for k</text:span><text:span text:style-name="T12">cat</text:span><text:span text:style-name="T37"> values</text:span><text:span text:style-name="T36"> can be found in chapter 4.</text:span></text:p>
      <text:h text:style-name="P107"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19-12-02T14:51:07.199102295</dc:date>
    <meta:editing-duration>PT12H24M15S</meta:editing-duration>
    <meta:editing-cycles>231</meta:editing-cycles>
    <meta:generator>LibreOffice/5.1.6.2$Linux_X86_64 LibreOffice_project/10m0$Build-2</meta:generator>
    <meta:document-statistic meta:table-count="0" meta:image-count="1" meta:object-count="0" meta:page-count="18" meta:paragraph-count="390" meta:word-count="4398" meta:character-count="35106" meta:non-whitespace-character-count="27312"/>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